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C4000003C38E19FFE6.png"/>
  <manifest:file-entry manifest:media-type="image/png" manifest:full-path="Pictures/10000201000000F6000000F69663C8A7.png"/>
  <manifest:file-entry manifest:media-type="image/svg+xml" manifest:full-path="Pictures/1000148C00001C5500001C554347A01D.svg"/>
  <manifest:file-entry manifest:media-type="image/svg+xml" manifest:full-path="Pictures/1000063600001C5500001C55111640BC.svg"/>
  <manifest:file-entry manifest:media-type="image/png" manifest:full-path="Pictures/10000201000000F6000000F6780A56F5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4f91cd" draw:marker-start-width="0.5cm" draw:marker-end-width="0.5cm" draw:fill="solid" draw:fill-color="#999999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-color="#cccccc" draw:textarea-vertical-align="middle"/>
    </style:style>
    <style:style style:name="gr3" style:family="graphic" style:parent-style-name="objectwithoutfill">
      <style:graphic-properties svg:stroke-width="0.05cm" svg:stroke-color="#7ac243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faa541" draw:marker-start-width="0.355cm" draw:marker-end-width="0.355cm" draw:fill="solid" draw:fill-color="#cccccc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f44322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4f91cd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1cm" svg:stroke-color="#7ac243" draw:marker-start-width="0.5cm" draw:marker-end-width="0.5cm" draw:fill="solid" draw:fill-color="#9fb290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8" style:family="graphic" style:parent-style-name="standard">
      <style:graphic-properties svg:stroke-width="0.1cm" svg:stroke-color="#4f91cd" draw:marker-start-width="0.5cm" draw:marker-end-width="0.5cm" draw:fill="solid" draw:fill-color="#93a6b4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9" style:family="graphic" style:parent-style-name="standard">
      <style:graphic-properties draw:stroke="none" svg:stroke-width="0.05cm" svg:stroke-color="#faa541" draw:marker-start-width="0.365cm" draw:marker-end-width="0.365cm" draw:fill="none" draw:textarea-vertical-align="middle" fo:padding-top="0.15cm" fo:padding-bottom="0.15cm" fo:padding-left="0.275cm" fo:padding-right="0.275cm" draw:shadow="hidden"/>
    </style:style>
    <style:style style:name="gr10" style:family="graphic" style:parent-style-name="standard">
      <style:graphic-properties draw:stroke="none" draw:fill-color="#4f91cd" draw:textarea-vertical-align="middle"/>
    </style:style>
    <style:style style:name="gr11" style:family="graphic" style:parent-style-name="standard">
      <style:graphic-properties draw:stroke="none" draw:fill-color="#7ac243" draw:textarea-vertical-align="middle"/>
    </style:style>
    <style:style style:name="gr12" style:family="graphic" style:parent-style-name="standard">
      <style:graphic-properties draw:stroke="none" draw:fill-color="#faa541" draw:textarea-vertical-align="middle"/>
    </style:style>
    <style:style style:name="gr13" style:family="graphic" style:parent-style-name="standard">
      <style:graphic-properties draw:stroke="none" draw:fill-color="#f44322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475cm"/>
    </style:style>
    <style:style style:name="gr15" style:family="graphic" style:parent-style-name="standard">
      <style:graphic-properties svg:stroke-width="0.1cm" svg:stroke-color="#faa541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6" style:family="graphic" style:parent-style-name="standard">
      <style:graphic-properties svg:stroke-width="0.1cm" svg:stroke-color="#f44322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7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fo:min-height="0.47cm"/>
    </style:style>
    <style:style style:name="gr19" style:family="graphic" style:parent-style-name="standard">
      <style:graphic-properties draw:stroke="none" svg:stroke-color="#000000" draw:fill="none" draw:fill-color="#ffffff" fo:min-height="0.797cm"/>
    </style:style>
    <style:style style:name="gr20" style:family="graphic" style:parent-style-name="standard">
      <style:graphic-properties draw:stroke="none" draw:fill-color="#cccccc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83cm"/>
    </style:style>
    <style:style style:name="gr22" style:family="graphic" style:parent-style-name="standard">
      <style:graphic-properties draw:stroke="none" svg:stroke-color="#000000" draw:fill="none" draw:fill-color="#ffffff" fo:min-height="0.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buntu" style:font-pitch="variable"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Ubuntu" style:font-pitch="variable" fo:font-size="12pt" style:font-size-asian="12pt" style:font-size-complex="12pt"/>
    </style:style>
    <style:style style:name="P5" style:family="paragraph">
      <style:text-properties fo:font-family="Ubuntu" style:font-pitch="variable" fo:font-size="10pt" style:font-size-asian="10pt" style:font-size-complex="10pt"/>
    </style:style>
    <style:style style:name="P6" style:family="paragraph">
      <style:text-properties fo:font-family="Ubuntu" style:font-pitch="variable" fo:font-weight="bold" style:font-weight-asian="bold" style:font-weight-complex="bold"/>
    </style:style>
    <style:style style:name="P7" style:family="paragraph">
      <style:paragraph-properties fo:text-align="end"/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P8" style:family="paragraph">
      <style:paragraph-properties fo:text-align="center"/>
      <style:text-properties fo:font-family="Ubuntu" style:font-pitch="variable" fo:font-size="10pt" style:font-size-asian="10pt" style:font-size-complex="10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family="Ubuntu" style:font-pitch="variable" fo:font-size="12pt" style:font-size-asian="12pt" style:font-size-complex="12pt"/>
    </style:style>
    <style:style style:name="T1" style:family="text">
      <style:text-properties fo:font-family="Ubuntu" style:font-pitch="variable" fo:font-size="12pt" style:font-size-asian="12pt" style:font-size-complex="12pt"/>
    </style:style>
    <style:style style:name="T2" style:family="text">
      <style:text-properties fo:font-family="Ubuntu" style:font-pitch="variable" fo:font-size="10pt" style:font-size-asian="10pt" style:font-size-complex="10pt"/>
    </style:style>
    <style:style style:name="T3" style:family="text">
      <style:text-properties fo:font-family="Ubuntu" style:font-pitch="variable" fo:font-size="6pt" style:font-size-asian="6pt" style:font-size-complex="6pt"/>
    </style:style>
    <style:style style:name="T4" style:family="text">
      <style:text-properties fo:color="#666666" fo:font-family="Ubuntu" style:font-pitch="variable" fo:font-size="10pt" style:font-size-asian="10pt" style:font-size-complex="10pt"/>
    </style:style>
    <style:style style:name="T5" style:family="text">
      <style:text-properties fo:color="#000000" fo:font-family="Ubuntu" style:font-pitch="variable" fo:font-size="10pt" style:font-size-asian="10pt" style:font-size-complex="10pt"/>
    </style:style>
    <style:style style:name="T6" style:family="text">
      <style:text-properties fo:font-family="Ubuntu" style:font-pitch="variable" fo:font-size="10pt" style:font-size-asian="10pt" style:font-size-complex="10pt"/>
    </style:style>
    <style:style style:name="T7" style:family="text">
      <style:text-properties fo:font-family="Ubuntu" style:font-pitch="variable" fo:font-size="12pt" style:font-size-asian="12pt" style:font-size-complex="12pt"/>
    </style:style>
    <style:style style:name="T8" style:family="text">
      <style:text-properties fo:font-family="Ubuntu" style:font-pitch="variable" fo:font-weight="bold" style:font-weight-asian="bold" style:font-weight-complex="bold"/>
    </style:style>
    <style:style style:name="T9" style:family="text"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family="Ubuntu" style:font-pitch="variable"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0cm" svg:height="17.5cm" svg:x="0cm" svg:y="0cm">
          <text:p/>
        </draw:rect>
        <draw:g>
          <draw:rect draw:style-name="gr2" draw:text-style-name="P1" draw:layer="layout" svg:width="12.935cm" svg:height="15.5cm" svg:x="6.4cm" svg:y="0.7cm">
            <text:p/>
          </draw:rect>
          <draw:g>
            <draw:line draw:style-name="gr3" draw:text-style-name="P1" draw:layer="layout" svg:x1="6.4cm" svg:y1="0.7cm" svg:x2="19.4cm" svg:y2="0.7cm">
              <text:p/>
            </draw:line>
            <draw:line draw:style-name="gr4" draw:text-style-name="P1" draw:layer="layout" svg:x1="19.388cm" svg:y1="0.7cm" svg:x2="19.388cm" svg:y2="16.2cm">
              <text:p/>
            </draw:line>
            <draw:line draw:style-name="gr5" draw:text-style-name="P1" draw:layer="layout" svg:x1="6.4cm" svg:y1="16.2cm" svg:x2="19.388cm" svg:y2="16.2cm">
              <text:p/>
            </draw:line>
            <draw:line draw:style-name="gr6" draw:text-style-name="P1" draw:layer="layout" svg:x1="6.449cm" svg:y1="16.2cm" svg:x2="6.449cm" svg:y2="0.7cm">
              <text:p/>
            </draw:line>
          </draw:g>
        </draw:g>
        <draw:custom-shape draw:style-name="gr7" draw:text-style-name="P2" draw:layer="layout" svg:width="3cm" svg:height="2cm" svg:x="12.2cm" svg:y="3.7cm">
          <text:p text:style-name="P1"><text:span text:style-name="T1">Cypress</text:span><text:span text:style-name="T1"><text:line-break/></text:span><text:span text:style-name="T2">GUI / headless</text:span><text:span text:style-name="T3"><text:line-break/></text:span><text:span text:style-name="T3"><text:line-break/></text:span><text:span text:style-name="T2">jbt-cypress <text:s text:c="2"/></text:span><text:span text:style-name="T4">:</text:span><text:span text:style-name="T5">71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2.2cm" svg:y="7.05cm">
          <text:p text:style-name="P1"><text:span text:style-name="T1">phpMyAdmin</text:span><text:span text:style-name="T1"><text:line-break/></text:span><text:span text:style-name="T1"><text:line-break/></text:span><text:span text:style-name="T2">jbt-mya <text:s text:c="2"/></text:span><text:span text:style-name="T6"><text:a xlink:href="http://host.docker.internal:7002/">:7002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1" draw:layer="layout" svg:width="4.454cm" svg:height="4.433cm" svg:x="10.268cm" svg:y="3cm">
          <text:p/>
        </draw:rect>
        <draw:rect draw:style-name="gr10" draw:text-style-name="P1" draw:layer="layout" svg:width="0.2cm" svg:height="17.5cm" svg:x="0cm" svg:y="0cm">
          <text:p/>
        </draw:rect>
        <draw:rect draw:style-name="gr11" draw:text-style-name="P1" draw:layer="layout" svg:width="20cm" svg:height="0.2cm" svg:x="0cm" svg:y="0cm">
          <text:p/>
        </draw:rect>
        <draw:rect draw:style-name="gr12" draw:text-style-name="P1" draw:layer="layout" svg:width="0.2cm" svg:height="17.5cm" svg:x="19.8cm" svg:y="0cm">
          <text:p/>
        </draw:rect>
        <draw:rect draw:style-name="gr13" draw:text-style-name="P1" draw:layer="layout" svg:width="19.8cm" svg:height="0.2cm" svg:x="0.2cm" svg:y="17.3cm">
          <text:p/>
        </draw:rect>
        <draw:frame draw:style-name="gr14" draw:text-style-name="P4" draw:layer="layout" svg:width="12.66cm" svg:height="0.725cm" svg:x="7cm" svg:y="16.425cm">
          <draw:text-box>
            <text:p text:style-name="P3"><text:span text:style-name="T7">Joomla Branches Tester – Branch 5.2-dev only</text:span></text:p>
          </draw:text-box>
        </draw:frame>
        <draw:custom-shape draw:style-name="gr15" draw:text-style-name="P2" draw:layer="layout" svg:width="3cm" svg:height="2cm" svg:x="8.5cm" svg:y="8.2cm">
          <text:p text:style-name="P1"><text:span text:style-name="T1">Web Server</text:span><text:span text:style-name="T1"><text:line-break/></text:span><text:span text:style-name="T1"><text:line-break/></text:span><text:span text:style-name="T2">jbt-52 <text:s text:c="2"/></text:span><text:span text:style-name="T2"><text:a xlink:href="http://host.docker.internal:7052/">:7052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5.95cm">
          <text:p text:style-name="P1"><text:span text:style-name="T1">MySQL</text:span><text:span text:style-name="T1"><text:line-break/></text:span><text:span text:style-name="T1"><text:line-break/></text:span><text:span text:style-name="T2">jbt-mysql <text:s text:c="2"/>:7011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3cm" svg:height="2cm" svg:x="1.3cm" svg:y="5.54cm">
          <text:p text:style-name="P1"><text:span text:style-name="T1">Browser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7" draw:text-style-name="P1" draw:layer="layout" svg:width="1.5cm" svg:height="1.5cm" svg:x="5.804cm" svg:y="0.41cm">
            <draw:image xlink:href="Pictures/10000201000000F6000000F6780A56F5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8" draw:text-style-name="P5" draw:layer="layout" svg:width="2.8cm" svg:height="0.72cm" svg:x="5.5cm" svg:y="1.758cm">
            <draw:text-box>
              <text:p><text:span text:style-name="T2">/scripts</text:span></text:p>
            </draw:text-box>
          </draw:frame>
        </draw:g>
        <draw:g>
          <draw:frame draw:style-name="gr17" draw:text-style-name="P1" draw:layer="layout" svg:width="1.5cm" svg:height="1.5cm" svg:x="16.9cm" svg:y="1.073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9" draw:text-style-name="P5" draw:layer="layout" svg:width="3.5cm" svg:height="1.047cm" svg:x="16cm" svg:y="2.513cm">
            <draw:text-box>
              <text:p><text:span text:style-name="T2">patchtester.cy.js</text:span></text:p>
            </draw:text-box>
          </draw:frame>
          <draw:rect draw:style-name="gr20" draw:text-style-name="P1" draw:layer="layout" svg:width="0.846cm" svg:height="1.042cm" svg:x="17.254cm" svg:y="1.438cm">
            <text:p/>
          </draw:rect>
          <draw:frame draw:style-name="gr17" draw:text-style-name="P1" draw:layer="layout" svg:width="0.72cm" svg:height="0.72cm" svg:x="17.28cm" svg:y="1.56cm">
            <draw:image xlink:href="Pictures/10000201000003C4000003C38E19FFE6.png" xlink:type="simple" xlink:show="embed" xlink:actuate="onLoad">
              <text:p/>
            </draw:image>
          </draw:frame>
        </draw:g>
        <draw:frame draw:style-name="gr21" draw:text-style-name="P4" draw:layer="layout" svg:width="4.704cm" svg:height="1.08cm" svg:x="4.1cm" svg:y="15.16cm">
          <draw:text-box>
            <text:p text:style-name="P3"><text:span text:style-name="T1">host.docker.internal </text:span></text:p>
          </draw:text-box>
        </draw:frame>
        <draw:frame draw:style-name="gr21" draw:text-style-name="P6" draw:layer="layout" svg:width="1.4cm" svg:height="1.08cm" svg:x="18.1cm" svg:y="1.18cm">
          <draw:text-box>
            <text:p><text:span text:style-name="T8">...</text:span></text:p>
          </draw:text-box>
        </draw:frame>
        <draw:g>
          <draw:frame draw:style-name="gr17" draw:text-style-name="P1" draw:layer="layout" svg:width="1.5cm" svg:height="1.5cm" svg:x="5.804cm" svg:y="8.45cm">
            <draw:image xlink:href="Pictures/10000201000000F6000000F6780A56F5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8" draw:text-style-name="P5" draw:layer="layout" svg:width="2.8cm" svg:height="0.72cm" svg:x="5.5cm" svg:y="9.798cm">
            <draw:text-box>
              <text:p><text:span text:style-name="T2">/branch_52</text:span></text:p>
            </draw:text-box>
          </draw:frame>
        </draw:g>
        <draw:frame draw:style-name="gr22" draw:text-style-name="P7" draw:layer="layout" svg:width="4.28cm" svg:height="1.24cm" svg:x="14.818cm" svg:y="14.948cm">
          <draw:text-box>
            <text:p text:style-name="P3"><text:span text:style-name="T9">Docker</text:span></text:p>
          </draw:text-box>
        </draw:frame>
        <draw:custom-shape draw:style-name="gr7" draw:text-style-name="P2" draw:layer="layout" svg:width="3cm" svg:height="2cm" svg:x="1.301cm" svg:y="2.501cm">
          <text:p text:style-name="P1"><text:span text:style-name="T1">Cypress</text:span><text:span text:style-name="T1"><text:line-break/></text:span><text:span text:style-name="T2">GUI</text:span><text:span text:style-name="T2"><text:line-break/></text:span><text:span text:style-name="T2"><text:line-break/></text:span><text:span text:style-name="T2">SMTP <text:s text:c="2"/></text:span><text:span text:style-name="T5">:73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2.2cm" svg:y="10.45cm">
          <text:p text:style-name="P1"><text:span text:style-name="T1">pgAdmin</text:span><text:span text:style-name="T1"><text:line-break/></text:span><text:span text:style-name="T1"><text:line-break/></text:span><text:span text:style-name="T2">jbt-pga <text:s text:c="2"/></text:span><text:span text:style-name="T6"><text:a xlink:href="http://host.docker.internal:7003/">:7003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10.45cm">
          <text:p text:style-name="P1"><text:span text:style-name="T1">PostgreSQL</text:span><text:span text:style-name="T1"><text:line-break/></text:span><text:span text:style-name="T1"><text:line-break/></text:span><text:span text:style-name="T2">jbt-pg <text:s text:c="2"/>:7013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8.2cm">
          <text:p text:style-name="P1"><text:span text:style-name="T1">MariaDB</text:span><text:span text:style-name="T1"><text:line-break/></text:span><text:span text:style-name="T1"><text:line-break/></text:span><text:span text:style-name="T2">jbt-madb <text:s text:c="2"/>:7012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7" draw:text-style-name="P1" draw:layer="layout" svg:width="1.5cm" svg:height="1.5cm" svg:x="4.2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3.6cm" svg:y="2.5cm">
            <draw:text-box>
              <text:p text:style-name="P1"><text:span text:style-name="T2">cypress</text:span></text:p>
            </draw:text-box>
          </draw:frame>
        </draw:g>
        <draw:g>
          <draw:frame draw:style-name="gr17" draw:text-style-name="P1" draw:layer="layout" svg:width="1.5cm" svg:height="1.5cm" svg:x="9.1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8.5cm" svg:y="2.5cm">
            <draw:text-box>
              <text:p text:style-name="P1"><text:span text:style-name="T2">test</text:span></text:p>
            </draw:text-box>
          </draw:frame>
        </draw:g>
        <draw:g>
          <draw:frame draw:style-name="gr17" draw:text-style-name="P1" draw:layer="layout" svg:width="1.5cm" svg:height="1.5cm" svg:x="7.5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6.9cm" svg:y="2.5cm">
            <draw:text-box>
              <text:p text:style-name="P1"><text:span text:style-name="T2">create</text:span></text:p>
            </draw:text-box>
          </draw:frame>
        </draw:g>
        <draw:g>
          <draw:frame draw:style-name="gr17" draw:text-style-name="P1" draw:layer="layout" svg:width="1.5cm" svg:height="1.5cm" svg:x="12.4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11.8cm" svg:y="2.5cm">
            <draw:text-box>
              <text:p text:style-name="P1"><text:span text:style-name="T2">pull</text:span></text:p>
            </draw:text-box>
          </draw:frame>
        </draw:g>
        <draw:g>
          <draw:frame draw:style-name="gr17" draw:text-style-name="P1" draw:layer="layout" svg:width="1.5cm" svg:height="1.5cm" svg:x="10.7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10.1cm" svg:y="2.5cm">
            <draw:text-box>
              <text:p text:style-name="P1"><text:span text:style-name="T2">graft</text:span></text:p>
            </draw:text-box>
          </draw:frame>
        </draw:g>
        <draw:g>
          <draw:frame draw:style-name="gr17" draw:text-style-name="P1" draw:layer="layout" svg:width="1.5cm" svg:height="1.5cm" svg:x="14.2cm" svg:y="1.053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9" draw:text-style-name="P8" draw:layer="layout" svg:width="3.063cm" svg:height="1.047cm" svg:x="13.4cm" svg:y="2.493cm">
            <draw:text-box>
              <text:p text:style-name="P1"><text:span text:style-name="T2">patchtester</text:span></text:p>
            </draw:text-box>
          </draw:frame>
        </draw:g>
        <draw:custom-shape draw:style-name="gr16" draw:text-style-name="P2" draw:layer="layout" svg:width="3cm" svg:height="2cm" svg:x="12.2cm" svg:y="12.75cm">
          <text:p text:style-name="P1"><text:span text:style-name="T1">Mail Relay</text:span><text:span text:style-name="T1"><text:line-break/></text:span><text:span text:style-name="T1"><text:line-break/></text:span><text:span text:style-name="T2">jbt-relay <text:s text:c="2"/>:7025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draw:layer="layout" svg:width="3cm" svg:height="2cm" svg:x="15.8cm" svg:y="12.75cm">
          <text:p text:style-name="P3"><text:span text:style-name="T1">Mail Catcher</text:span><text:span text:style-name="T1"><text:line-break/></text:span><text:span text:style-name="T10"> </text:span><text:span text:style-name="T1"><text:line-break/></text:span><text:span text:style-name="T2"> <text:s/>:7225</text:span><text:span text:style-name="T2"><text:line-break/></text:span><text:span text:style-name="T2"> <text:s text:c="2"/></text:span><text:span text:style-name="T2"><text:a xlink:href="http://host.docker.internal:7004/">:7004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0" draw:layer="layout" svg:width="2.1cm" svg:height="0.72cm" svg:x="15.86cm" svg:y="13.682cm">
          <draw:text-box>
            <text:p text:style-name="P9"><text:span text:style-name="T2">jbt-mail </text:span></text:p>
          </draw:text-box>
        </draw:frame>
        <draw:custom-shape draw:style-name="gr7" draw:text-style-name="P2" draw:layer="layout" svg:width="3cm" svg:height="2cm" svg:x="15.801cm" svg:y="3.7cm">
          <text:p text:style-name="P1"><text:span text:style-name="T1">noVNC</text:span></text:p>
          <text:p text:style-name="P1"><text:span text:style-name="T1"><text:line-break/></text:span><text:span text:style-name="T2">jbt-novnc <text:s text:c="2"/></text:span><text:span text:style-name="T2"><text:a xlink:href="http://host.docker.internal:7005/vnc.html?autoconnect=true&amp;resize=scale">:7005</text:a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6-08T15:59:08</meta:creation-date>
    <meta:editing-duration>P0D</meta:editing-duration>
    <meta:editing-cycles>1</meta:editing-cycles>
    <meta:generator>OpenOffice/4.1.15$Unix OpenOffice.org_project/4115m2$Build-9813</meta:generator>
    <dc:description>Distributed under the GNU General Public License version 2 or later

by Joomla ATT, Heiko Lübbe</dc:description>
    <meta:keyword>Cypress</meta:keyword>
    <meta:keyword>Joomla</meta:keyword>
    <meta:keyword>Tests</meta:keyword>
    <meta:keyword>E2E</meta:keyword>
    <dc:subject>Joomla System Tests</dc:subject>
    <dc:title>Joomla System Tests Architecture Overview</dc:title>
    <meta:document-statistic meta:object-count="59"/>
  </office:meta>
</office:document-meta>
</file>